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9a4" officeooo:paragraph-rsid="001f29a4"/>
    </style:style>
    <style:style style:name="P2" style:family="paragraph" style:parent-style-name="Heading_20_1">
      <style:text-properties officeooo:rsid="001f29a4" officeooo:paragraph-rsid="001f29a4"/>
    </style:style>
    <style:style style:name="P3" style:family="paragraph" style:parent-style-name="Standard">
      <style:text-properties officeooo:rsid="001f29a4"/>
    </style:style>
    <style:style style:name="P4" style:family="paragraph" style:parent-style-name="Standard">
      <style:text-properties officeooo:rsid="001f29a4" officeooo:paragraph-rsid="001f29a4"/>
    </style:style>
    <style:style style:name="P5" style:family="paragraph" style:parent-style-name="Text_20_body">
      <style:text-properties officeooo:rsid="001f29a4" officeooo:paragraph-rsid="001f29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FHRYijYhJYA" text:style-name="Internet_20_link" text:visited-style-name="Visited_20_Internet_20_Link">https://www.youtube.com/watch?v=FHRYijYhJYA</text:a></text:p>
      <text:p text:style-name="Standard"/>
      <text:p text:style-name="Standard"><text:a xlink:type="simple" xlink:href="https://github.com/MichelliBrito/cursospringboot/blob/master/src/main/java/com/eventosapp/data/DataConfiguration.java" text:style-name="Internet_20_link" text:visited-style-name="Visited_20_Internet_20_Link">https://github.com/MichelliBrito/cursospringboot/blob/master/src/main/java/com/eventosapp/data/DataConfiguration.java</text:a></text:p>
      <text:p text:style-name="Standard"/>
      <text:p text:style-name="P3"><text:a xlink:type="simple" xlink:href="https://www.youtube.com/watch?v=f1vQjFIMKcY" text:style-name="Internet_20_link" text:visited-style-name="Visited_20_Internet_20_Link">https://www.youtube.com/watch?v=f1vQjFIMKcY</text:a></text:p>
      <text:h text:style-name="P2" text:outline-level="1">urso Spring Boot aula 09: Relacionando entidades utilizando @OneToMany e @ManyToOne</text:h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59:02.402146336</meta:creation-date>
    <dc:date>2021-08-14T14:53:11.475231615</dc:date>
    <meta:editing-duration>PT3H47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4" meta:character-count="286" meta:non-whitespace-character-count="276"/>
  </office:meta>
</office:document-meta>
</file>